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700000217AC9AFB72481C04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712cm" svg:x="1.068cm" svg:y="9.182cm">
          <draw:image xlink:href="Pictures/100002010000043700000217AC9AFB72481C04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3:41:29.082079699</meta:creation-date>
    <dc:date>2018-05-25T13:42:32.398761481</dc:date>
    <meta:editing-duration>PT19S</meta:editing-duration>
    <meta:editing-cycles>1</meta:editing-cycles>
    <meta:document-statistic meta:object-count="1"/>
    <meta:generator>LibreOffice/5.1.6.2$Linux_X86_64 LibreOffice_project/10m0$Build-2</meta:generator>
  </office:meta>
</office:document-meta>
</file>